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bold" officeooo:rsid="0003d0d4" officeooo:paragraph-rsid="0003d0d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4pt" officeooo:rsid="0003d0d4" officeooo:paragraph-rsid="0003d0d4" style:font-size-asian="14pt" style:font-size-complex="14pt"/>
    </style:style>
    <style:style style:name="P3" style:family="paragraph" style:parent-style-name="Standard">
      <style:text-properties style:font-name="Times New Roman" fo:font-size="14pt" officeooo:rsid="0003d0d4" officeooo:paragraph-rsid="0006be06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rsid="0003d0d4" officeooo:paragraph-rsid="0003d0d4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officeooo:rsid="0003d0d4" officeooo:paragraph-rsid="0006be06" style:font-size-asian="14pt" style:font-size-complex="14pt"/>
    </style:style>
    <style:style style:name="P6" style:family="paragraph" style:parent-style-name="Standard">
      <style:text-properties style:font-name="Times New Roman" fo:font-size="14pt" officeooo:rsid="0006c4e1" officeooo:paragraph-rsid="0006c4e1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3a29e" officeooo:paragraph-rsid="0003a29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3a29e" officeooo:paragraph-rsid="000738a4" style:font-size-asian="14pt" style:font-weight-asian="bold" style:font-size-complex="14pt" style:font-weight-complex="bold"/>
    </style:style>
    <style:style style:name="T1" style:family="text">
      <style:text-properties officeooo:rsid="0003d0d4"/>
    </style:style>
    <style:style style:name="T2" style:family="text">
      <style:text-properties fo:font-variant="normal" fo:text-transform="none" fo:color="#000000" loext:opacity="100%" fo:letter-spacing="normal" fo:font-style="normal" fo:font-weight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06be06"/>
    </style:style>
    <style:style style:name="T4" style:family="text">
      <style:text-properties officeooo:rsid="0006be06"/>
    </style:style>
    <style:style style:name="T5" style:family="text">
      <style:text-properties officeooo:rsid="0006c4e1"/>
    </style:style>
    <style:style style:name="T6" style:family="text">
      <style:text-properties officeooo:rsid="000738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6">Realizar un script</text:span> que saque un listado de los permisos de usuario, grupo y <text:span text:style-name="T1">de otros,</text:span> de los ficheros <text:span text:style-name="T4">y directorios creados en marzo </text:span>de la carpeta personal <text:span text:style-name="T1">del usuario. </text:span><text:span text:style-name="T6">Así como el propietario y el grupo al que pertenece el usuario que creó el fichero o directorio.</text:span></text:p>
      <text:p text:style-name="P7"/>
      <text:p text:style-name="P1">Por ejemplo, si aparece lo siguiente:</text:p>
      <text:p text:style-name="P2"/>
      <text:p text:style-name="P2"><text:span text:style-name="T2">$ ls -l</text:span><text:line-break/><text:span text:style-name="T2">total 9</text:span><text:line-break/><text:span text:style-name="T2">drwxr-xr-x 2 user user 80 20</text:span><text:span text:style-name="T3">24</text:span><text:span text:style-name="T2">-0</text:span><text:span text:style-name="T3">3</text:span><text:span text:style-name="T2">-17 16:52 <text:s/>Desktop</text:span><text:line-break/><text:span text:style-name="T2">drwxr-xr-x 2 user user 40 20</text:span><text:span text:style-name="T3">24</text:span><text:span text:style-name="T2">-08-17 16:52 <text:s/>Documents</text:span><text:line-break/><text:span text:style-name="T2">drwxr-xr-x 2 user user 40 20</text:span><text:span text:style-name="T3">24</text:span><text:span text:style-name="T2">-08-17 16:52 <text:s/>Downloads</text:span><text:line-break/><text:span text:style-name="T2">drwxr-xr-x 2 user user 40 20</text:span><text:span text:style-name="T3">24</text:span><text:span text:style-name="T2">-08-17 16:52 <text:s/>Music</text:span><text:line-break/><text:span text:style-name="T2">drwxr-xr-x 2 user user 120 20</text:span><text:span text:style-name="T3">24</text:span><text:span text:style-name="T2">-08-17 18:14 Pictures</text:span><text:line-break/><text:span text:style-name="T2">drwxr-xr-x 2 user user 40 20</text:span><text:span text:style-name="T3">24</text:span><text:span text:style-name="T2">-08-17 16:52 <text:s/>Public</text:span><text:line-break/><text:span text:style-name="T2">drwxr-xr-x 2 user user 40 20</text:span><text:span text:style-name="T3">24</text:span><text:span text:style-name="T2">-08-17 16:52 <text:s/>Templates</text:span><text:line-break/><text:span text:style-name="T2">-rw-r--r-- 1 user user 131 20</text:span><text:span text:style-name="T3">24</text:span><text:span text:style-name="T2">-0</text:span><text:span text:style-name="T3">3</text:span><text:span text:style-name="T2">-17 18:07 <text:s/>todo.txt</text:span><text:line-break/><text:span text:style-name="T2">drwxr-xr-x 2 user user 40 20</text:span><text:span text:style-name="T3">24</text:span><text:span text:style-name="T2">-08-17 16:52 <text:s/>Videos</text:span><text:line-break/><text:span text:style-name="T2">$</text:span> </text:p>
      <text:p text:style-name="P2"/>
      <text:p text:style-name="P4">Que el script saque:</text:p>
      <text:p text:style-name="P4"/>
      <text:p text:style-name="P4">El directorio Desktop tiene los permisos de lectura, escritura, ejecución para el usuario, lectura y ejecución para el grupo y lectura y ejecución para el resto. Su propietario es user y su grupo user.</text:p>
      <text:p text:style-name="P4"/>
      <text:p text:style-name="P5">El <text:span text:style-name="T4">fichero</text:span> <text:span text:style-name="T4">todo.txt</text:span> tiene los permisos de lectura, escritura para el usuario, lectura para el grupo y lectura para el resto. Su propietario es user y su grupo user.</text:p>
      <text:p text:style-name="P3"/>
      <text:p text:style-name="P3"/>
      <text:p text:style-name="P6">Orientaciones: Usar cut, grep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3T15:36:54.194000000</meta:creation-date>
    <dc:date>2024-03-14T16:07:57.514000000</dc:date>
    <meta:editing-duration>PT22M45S</meta:editing-duration>
    <meta:editing-cycles>7</meta:editing-cycles>
    <meta:generator>LibreOffice/7.4.6.2$Windows_X86_64 LibreOffice_project/5b1f5509c2decdade7fda905e3e1429a67acd63d</meta:generator>
    <meta:document-statistic meta:table-count="0" meta:image-count="0" meta:object-count="0" meta:page-count="1" meta:paragraph-count="7" meta:word-count="204" meta:character-count="1207" meta:non-whitespace-character-count="1002"/>
  </office:meta>
</office:document-meta>
</file>